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3f2" officeooo:paragraph-rsid="0008d3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ção do tcc fin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0:39:04.163444583</meta:creation-date>
    <dc:date>2015-03-02T20:39:38.680793069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25" meta:non-whitespace-character-count="22"/>
    <meta:generator>LibreOffice/4.2.7.2$Linux_X86_64 LibreOffice_project/420m0$Build-2</meta:generator>
  </office:meta>
</office:document-meta>
</file>